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" table:formula="of:=RANDBETWEEN(8;20)/100" table:style-name="ce4">
            <text:p>0,20</text:p>
          </table:table-cell>
          <table:table-cell office:value-type="float" office:value="9" table:formula="of:=RANDBETWEEN(5;20)" table:style-name="ce3">
            <text:p>9</text:p>
          </table:table-cell>
          <table:table-cell office:value-type="float" office:value="18" table:formula="of:=[.B2]*RANDBETWEEN(2;4)" table:style-name="ce2">
            <text:p>18</text:p>
          </table:table-cell>
          <table:table-cell office:value-type="float" office:value="12" table:formula="of:=[.B2]+ROUNDDOWN(([.C2]-[.B2])*0.4;0)" table:style-name="ce2">
            <text:p>12</text:p>
          </table:table-cell>
          <table:table-cell office:value-type="float" office:value="210" table:style-name="ce2">
            <text:p>210</text:p>
          </table:table-cell>
          <table:table-cell table:number-columns-repeated="16379"/>
        </table:table-row>
        <table:table-row table:style-name="ro1">
          <table:table-cell office:value-type="float" office:value="0.15" table:formula="of:=RANDBETWEEN(8;20)/100" table:style-name="ce4">
            <text:p>0,15</text:p>
          </table:table-cell>
          <table:table-cell office:value-type="float" office:value="10" table:formula="of:=RANDBETWEEN(5;20)" table:style-name="ce3">
            <text:p>10</text:p>
          </table:table-cell>
          <table:table-cell office:value-type="float" office:value="30" table:formula="of:=[.B3]*RANDBETWEEN(2;4)" table:style-name="ce2">
            <text:p>30</text:p>
          </table:table-cell>
          <table:table-cell office:value-type="float" office:value="18" table:formula="of:=[.B3]+ROUNDDOWN(([.C3]-[.B3])*0.4;0)" table:style-name="ce2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0.13" table:formula="of:=RANDBETWEEN(8;20)/100" table:style-name="ce4">
            <text:p>0,13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60" table:formula="of:=[.B4]*RANDBETWEEN(2;4)" table:style-name="ce2">
            <text:p>60</text:p>
          </table:table-cell>
          <table:table-cell office:value-type="float" office:value="33" table:formula="of:=[.B4]+ROUNDDOWN(([.C4]-[.B4])*0.4;0)" table:style-name="ce2">
            <text:p>33</text:p>
          </table:table-cell>
          <table:table-cell table:number-columns-repeated="16380" table:style-name="ce1"/>
        </table:table-row>
        <table:table-row table:style-name="ro1">
          <table:table-cell office:value-type="float" office:value="0.15" table:formula="of:=RANDBETWEEN(8;20)/100" table:style-name="ce4">
            <text:p>0,15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68" table:formula="of:=[.B5]*RANDBETWEEN(2;4)" table:style-name="ce2">
            <text:p>68</text:p>
          </table:table-cell>
          <table:table-cell office:value-type="float" office:value="37" table:formula="of:=[.B5]+ROUNDDOWN(([.C5]-[.B5])*0.4;0)" table:style-name="ce2">
            <text:p>37</text:p>
          </table:table-cell>
          <table:table-cell table:number-columns-repeated="16380" table:style-name="ce1"/>
        </table:table-row>
        <table:table-row table:style-name="ro1">
          <table:table-cell office:value-type="float" office:value="0.09" table:formula="of:=RANDBETWEEN(8;20)/100" table:style-name="ce4">
            <text:p>0,09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33" table:formula="of:=[.B6]*RANDBETWEEN(2;4)" table:style-name="ce2">
            <text:p>33</text:p>
          </table:table-cell>
          <table:table-cell office:value-type="float" office:value="19" table:formula="of:=[.B6]+ROUNDDOWN(([.C6]-[.B6])*0.4;0)" table:style-name="ce2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0.26" table:formula="of:=RANDBETWEEN(8;50)/100" table:style-name="ce4">
            <text:p>0,26</text:p>
          </table:table-cell>
          <table:table-cell office:value-type="float" office:value="20" table:formula="of:=RANDBETWEEN(5;20)" table:style-name="ce3">
            <text:p>20</text:p>
          </table:table-cell>
          <table:table-cell office:value-type="float" office:value="60" table:formula="of:=[.B7]*RANDBETWEEN(2;4)" table:style-name="ce2">
            <text:p>60</text:p>
          </table:table-cell>
          <table:table-cell office:value-type="float" office:value="36" table:formula="of:=[.B7]+ROUNDDOWN(([.C7]-[.B7])*0.4;0)" table:style-name="ce2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0.27" table:formula="of:=RANDBETWEEN(8;50)/100" table:style-name="ce4">
            <text:p>0,27</text:p>
          </table:table-cell>
          <table:table-cell office:value-type="float" office:value="19" table:formula="of:=RANDBETWEEN(5;20)" table:style-name="ce3">
            <text:p>19</text:p>
          </table:table-cell>
          <table:table-cell office:value-type="float" office:value="38" table:formula="of:=[.B8]*RANDBETWEEN(2;4)" table:style-name="ce2">
            <text:p>38</text:p>
          </table:table-cell>
          <table:table-cell office:value-type="float" office:value="26" table:formula="of:=[.B8]+ROUNDDOWN(([.C8]-[.B8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47" table:formula="of:=RANDBETWEEN(8;50)/100" table:style-name="ce4">
            <text:p>0,47</text:p>
          </table:table-cell>
          <table:table-cell office:value-type="float" office:value="5" table:formula="of:=RANDBETWEEN(5;20)" table:style-name="ce3">
            <text:p>5</text:p>
          </table:table-cell>
          <table:table-cell office:value-type="float" office:value="10" table:formula="of:=[.B9]*RANDBETWEEN(2;4)" table:style-name="ce2">
            <text:p>10</text:p>
          </table:table-cell>
          <table:table-cell office:value-type="float" office:value="7" table:formula="of:=[.B9]+ROUNDDOWN(([.C9]-[.B9])*0.4;0)" table:style-name="ce2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50)/100" table:style-name="ce4">
            <text:p>0,08</text:p>
          </table:table-cell>
          <table:table-cell office:value-type="float" office:value="7" table:formula="of:=RANDBETWEEN(5;20)" table:style-name="ce3">
            <text:p>7</text:p>
          </table:table-cell>
          <table:table-cell office:value-type="float" office:value="21" table:formula="of:=[.B10]*RANDBETWEEN(2;4)" table:style-name="ce2">
            <text:p>21</text:p>
          </table:table-cell>
          <table:table-cell office:value-type="float" office:value="12" table:formula="of:=[.B10]+ROUNDDOWN(([.C10]-[.B10])*0.4;0)" table:style-name="ce2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0.28000000000000003" table:formula="of:=RANDBETWEEN(8;50)/100" table:style-name="ce4">
            <text:p>0,28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45" table:formula="of:=[.B11]*RANDBETWEEN(2;4)" table:style-name="ce2">
            <text:p>45</text:p>
          </table:table-cell>
          <table:table-cell office:value-type="float" office:value="27" table:formula="of:=[.B11]+ROUNDDOWN(([.C11]-[.B11])*0.4;0)" table:style-name="ce2">
            <text:p>27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5:28Z</dc:date>
    <meta:print-date>2023-02-08T12:33:08Z</meta:print-date>
  </office:meta>
</office:document-meta>
</file>